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9">
      <style:table-cell-properties style:text-align-source="fix" style:repeat-content="false" fo:border="non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 style:data-style-name="N131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31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10"/>
        <table:table-column table:style-name="co7" table:default-cell-style-name="ce24"/>
        <table:table-column table:style-name="co8" table:default-cell-style-name="ce8"/>
        <table:table-column table:style-name="co9" table:default-cell-style-name="ce8"/>
        <table:table-column table:style-name="co8" table:default-cell-style-name="Default"/>
        <table:table-column table:style-name="co8" table:number-columns-repeated="16374" table:default-cell-style-name="ce8"/>
        <table:table-row table:style-name="ro1">
          <table:table-cell table:style-name="ce1" office:value-type="string" calcext:value-type="string">
            <text:p>Month</text:p>
          </table:table-cell>
          <table:table-cell table:style-name="ce5" office:value-type="string" calcext:value-type="string">
            <text:p>Theory Time</text:p>
          </table:table-cell>
          <table:table-cell table:style-name="ce5" office:value-type="string" calcext:value-type="string">
            <text:p>Practice Time</text:p>
          </table:table-cell>
          <table:table-cell table:style-name="ce5" office:value-type="string" calcext:value-type="string">
            <text:p>Total Time</text:p>
          </table:table-cell>
          <table:table-cell table:style-name="ce9" office:value-type="string" calcext:value-type="string">
            <text:p>Time Per Week</text:p>
          </table:table-cell>
          <table:table-cell table:style-name="ce9" office:value-type="string" calcext:value-type="string">
            <text:p>Time Per Day</text:p>
          </table:table-cell>
          <table:table-cell table:style-name="ce22" office:value-type="string" calcext:value-type="string">
            <text:p>Practice to Theory Ratio</text:p>
          </table:table-cell>
          <table:table-cell table:style-name="Default"/>
          <table:table-cell table:style-name="ce27" office:value-type="string" calcext:value-type="string">
            <text:p>Total Practice to Theory Ratio</text:p>
          </table:table-cell>
          <table:table-cell/>
          <table:table-cell table:style-name="Default" table:number-columns-repeated="16374"/>
        </table:table-row>
        <table:table-row table:style-name="ro1">
          <table:table-cell table:style-name="ce2" office:value-type="date" office:date-value="2023-09-01" calcext:value-type="date">
            <text:p>September 2023</text:p>
          </table:table-cell>
          <table:table-cell table:style-name="ce6" office:value-type="time" office:time-value="PT11H28M00S" calcext:value-type="time">
            <text:p>11:28</text:p>
          </table:table-cell>
          <table:table-cell table:style-name="ce6" office:value-type="time" office:time-value="PT69H49M00S" calcext:value-type="time">
            <text:p>69:49</text:p>
          </table:table-cell>
          <table:table-cell table:style-name="ce6" table:formula="of:=[.B2]+[.C2]" office:value-type="time" office:time-value="PT81H17M00S" calcext:value-type="time">
            <text:p>81:17</text:p>
          </table:table-cell>
          <table:table-cell table:formula="of:=[.F2]*7" office:value-type="time" office:time-value="PT18H57M58S" calcext:value-type="time">
            <text:p>18:57</text:p>
          </table:table-cell>
          <table:table-cell table:style-name="ce6" table:formula="of:= [.D2] / ORG.OPENOFFICE.DAYSINMONTH([.A2])" office:value-type="time" office:time-value="PT02H42M34S" calcext:value-type="time">
            <text:p>02:42</text:p>
          </table:table-cell>
          <table:table-cell table:style-name="ce23" table:formula="of:=[.C2] / [.B2]" office:value-type="percentage" office:value="6.08866279069768" calcext:value-type="percentage">
            <text:p>608.87%</text:p>
          </table:table-cell>
          <table:table-cell/>
          <table:table-cell table:style-name="ce24" table:formula="of:=AVERAGE([.G:.G])" office:value-type="percentage" office:value="2.81396754456119" calcext:value-type="percentage">
            <text:p>281.40%</text:p>
          </table:table-cell>
          <table:table-cell table:number-columns-repeated="16375"/>
        </table:table-row>
        <table:table-row table:style-name="ro1">
          <table:table-cell table:style-name="ce2" office:value-type="date" office:date-value="2023-10-01" calcext:value-type="date">
            <text:p>October 2023</text:p>
          </table:table-cell>
          <table:table-cell table:style-name="ce6" office:value-type="time" office:time-value="PT54H29M00S" calcext:value-type="time">
            <text:p>54:29</text:p>
          </table:table-cell>
          <table:table-cell table:style-name="ce6" office:value-type="time" office:time-value="PT113H24M00S" calcext:value-type="time">
            <text:p>113:24</text:p>
          </table:table-cell>
          <table:table-cell table:style-name="ce6" table:formula="of:=[.B3]+[.C3]" office:value-type="time" office:time-value="PT167H53M00S" calcext:value-type="time">
            <text:p>167:53</text:p>
          </table:table-cell>
          <table:table-cell table:formula="of:=[.F3]*7" office:value-type="time" office:time-value="PT37H54M32.903225806S" calcext:value-type="time">
            <text:p>37:54</text:p>
          </table:table-cell>
          <table:table-cell table:style-name="ce6" table:formula="of:= [.D3] / ORG.OPENOFFICE.DAYSINMONTH([.A3])" office:value-type="time" office:time-value="PT05H24M56.129032258S" calcext:value-type="time">
            <text:p>05:24</text:p>
          </table:table-cell>
          <table:table-cell table:style-name="ce23" table:formula="of:=[.C3] / [.B3]" office:value-type="percentage" office:value="2.0813704496788" calcext:value-type="percentage">
            <text:p>208.14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3-11-01" calcext:value-type="date">
            <text:p>November 2023</text:p>
          </table:table-cell>
          <table:table-cell table:style-name="ce6" office:value-type="time" office:time-value="PT35H40M00S" calcext:value-type="time">
            <text:p>35:40</text:p>
          </table:table-cell>
          <table:table-cell table:style-name="ce6" office:value-type="time" office:time-value="PT130H02M00S" calcext:value-type="time">
            <text:p>130:02</text:p>
          </table:table-cell>
          <table:table-cell table:style-name="ce6" table:formula="of:=[.B4]+[.C4]" office:value-type="time" office:time-value="PT165H42M00S" calcext:value-type="time">
            <text:p>165:42</text:p>
          </table:table-cell>
          <table:table-cell table:formula="of:=[.F4]*7" office:value-type="time" office:time-value="PT38H39M48S" calcext:value-type="time">
            <text:p>38:39</text:p>
          </table:table-cell>
          <table:table-cell table:style-name="ce6" table:formula="of:= [.D4] / ORG.OPENOFFICE.DAYSINMONTH([.A4])" office:value-type="time" office:time-value="PT05H31M24S" calcext:value-type="time">
            <text:p>05:31</text:p>
          </table:table-cell>
          <table:table-cell table:style-name="ce23" table:formula="of:=[.C4] / [.B4]" office:value-type="percentage" office:value="3.64579439252337" calcext:value-type="percentage">
            <text:p>364.58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3-12-01" calcext:value-type="date">
            <text:p>December 2023</text:p>
          </table:table-cell>
          <table:table-cell table:style-name="ce6" office:value-type="time" office:time-value="PT62H51M00S" calcext:value-type="time">
            <text:p>62:51</text:p>
          </table:table-cell>
          <table:table-cell table:style-name="ce6" office:value-type="time" office:time-value="PT63H15M00S" calcext:value-type="time">
            <text:p>63:15</text:p>
          </table:table-cell>
          <table:table-cell table:style-name="ce6" table:formula="of:=[.B5]+[.C5]" office:value-type="time" office:time-value="PT126H06M00S" calcext:value-type="time">
            <text:p>126:06</text:p>
          </table:table-cell>
          <table:table-cell table:formula="of:=[.F5]*7" office:value-type="time" office:time-value="PT28H28M27.096774194S" calcext:value-type="time">
            <text:p>28:28</text:p>
          </table:table-cell>
          <table:table-cell table:style-name="ce6" table:formula="of:= [.D5] / ORG.OPENOFFICE.DAYSINMONTH([.A5])" office:value-type="time" office:time-value="PT04H04M03.870967742S" calcext:value-type="time">
            <text:p>04:04</text:p>
          </table:table-cell>
          <table:table-cell table:style-name="ce23" table:formula="of:=[.C5] / [.B5]" office:value-type="percentage" office:value="1.00636435958632" calcext:value-type="percentage">
            <text:p>100.64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1-01" calcext:value-type="date">
            <text:p>January 2024</text:p>
          </table:table-cell>
          <table:table-cell table:style-name="ce6" office:value-type="time" office:time-value="PT18H00M00S" calcext:value-type="time">
            <text:p>18:00</text:p>
          </table:table-cell>
          <table:table-cell table:style-name="ce6" office:value-type="time" office:time-value="PT60H33M00S" calcext:value-type="time">
            <text:p>60:33</text:p>
          </table:table-cell>
          <table:table-cell table:style-name="ce6" table:formula="of:=[.B6]+[.C6]" office:value-type="time" office:time-value="PT78H33M00S" calcext:value-type="time">
            <text:p>78:33</text:p>
          </table:table-cell>
          <table:table-cell table:formula="of:=[.F6]*7" office:value-type="time" office:time-value="PT17H44M13.548387097S" calcext:value-type="time">
            <text:p>17:44</text:p>
          </table:table-cell>
          <table:table-cell table:style-name="ce6" table:formula="of:= [.D6] / ORG.OPENOFFICE.DAYSINMONTH([.A6])" office:value-type="time" office:time-value="PT02H32M01.935483871S" calcext:value-type="time">
            <text:p>02:32</text:p>
          </table:table-cell>
          <table:table-cell table:style-name="ce23" table:formula="of:=[.C6] / [.B6]" office:value-type="percentage" office:value="3.36388888888889" calcext:value-type="percentage">
            <text:p>336.39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2-01" calcext:value-type="date">
            <text:p>February 2024</text:p>
          </table:table-cell>
          <table:table-cell table:style-name="ce6" office:value-type="time" office:time-value="PT29H33M00S" calcext:value-type="time">
            <text:p>29:33</text:p>
          </table:table-cell>
          <table:table-cell table:style-name="ce6" office:value-type="time" office:time-value="PT108H16M00S" calcext:value-type="time">
            <text:p>108:16</text:p>
          </table:table-cell>
          <table:table-cell table:style-name="ce6" table:formula="of:=[.B7]+[.C7]" office:value-type="time" office:time-value="PT137H49M00S" calcext:value-type="time">
            <text:p>137:49</text:p>
          </table:table-cell>
          <table:table-cell table:formula="of:=[.F7]*7" office:value-type="time" office:time-value="PT33H15M57.931034483S" calcext:value-type="time">
            <text:p>33:15</text:p>
          </table:table-cell>
          <table:table-cell table:style-name="ce6" table:formula="of:= [.D7] / ORG.OPENOFFICE.DAYSINMONTH([.A7])" office:value-type="time" office:time-value="PT04H45M08.275862069S" calcext:value-type="time">
            <text:p>04:45</text:p>
          </table:table-cell>
          <table:table-cell table:style-name="ce23" table:formula="of:=[.C7] / [.B7]" office:value-type="percentage" office:value="3.66384658770446" calcext:value-type="percentage">
            <text:p>366.38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3-01" calcext:value-type="date">
            <text:p>March 2024</text:p>
          </table:table-cell>
          <table:table-cell table:style-name="ce6" office:value-type="time" office:time-value="PT27H42M00S" calcext:value-type="time">
            <text:p>27:42</text:p>
          </table:table-cell>
          <table:table-cell table:style-name="ce6" office:value-type="time" office:time-value="PT102H09M00S" calcext:value-type="time">
            <text:p>102:09</text:p>
          </table:table-cell>
          <table:table-cell table:style-name="ce6" table:formula="of:=[.B8]+[.C8]" office:value-type="time" office:time-value="PT129H51M00S" calcext:value-type="time">
            <text:p>129:51</text:p>
          </table:table-cell>
          <table:table-cell table:formula="of:=[.F8]*7" office:value-type="time" office:time-value="PT29H19M15.483870968S" calcext:value-type="time">
            <text:p>29:19</text:p>
          </table:table-cell>
          <table:table-cell table:style-name="ce6" table:formula="of:= [.D8] / ORG.OPENOFFICE.DAYSINMONTH([.A8])" office:value-type="time" office:time-value="PT04H11M19.35483871S" calcext:value-type="time">
            <text:p>04:11</text:p>
          </table:table-cell>
          <table:table-cell table:style-name="ce23" table:formula="of:=[.C8] / [.B8]" office:value-type="percentage" office:value="3.68772563176895" calcext:value-type="percentage">
            <text:p>368.77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4-01" calcext:value-type="date">
            <text:p>April 2024</text:p>
          </table:table-cell>
          <table:table-cell table:style-name="ce6" office:value-type="time" office:time-value="PT31H39M00S" calcext:value-type="time">
            <text:p>31:39</text:p>
          </table:table-cell>
          <table:table-cell table:style-name="ce6" office:value-type="time" office:time-value="PT80H26M00S" calcext:value-type="time">
            <text:p>80:26</text:p>
          </table:table-cell>
          <table:table-cell table:style-name="ce6" table:formula="of:=[.B9]+[.C9]" office:value-type="time" office:time-value="PT112H05M00S" calcext:value-type="time">
            <text:p>112:05</text:p>
          </table:table-cell>
          <table:table-cell table:formula="of:=[.F9]*7" office:value-type="time" office:time-value="PT26H09M10S" calcext:value-type="time">
            <text:p>26:09</text:p>
          </table:table-cell>
          <table:table-cell table:style-name="ce6" table:formula="of:= [.D9] / ORG.OPENOFFICE.DAYSINMONTH([.A9])" office:value-type="time" office:time-value="PT03H44M10S" calcext:value-type="time">
            <text:p>03:44</text:p>
          </table:table-cell>
          <table:table-cell table:style-name="ce23" table:formula="of:=[.C9] / [.B9]" office:value-type="percentage" office:value="2.54133754607688" calcext:value-type="percentage">
            <text:p>254.13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5-01" calcext:value-type="date">
            <text:p>May 2024</text:p>
          </table:table-cell>
          <table:table-cell table:style-name="ce6" office:value-type="time" office:time-value="PT41H50M00S" calcext:value-type="time">
            <text:p>41:50</text:p>
          </table:table-cell>
          <table:table-cell table:style-name="ce6" office:value-type="time" office:time-value="PT76H37M00S" calcext:value-type="time">
            <text:p>76:37</text:p>
          </table:table-cell>
          <table:table-cell table:style-name="ce6" table:formula="of:=[.B10]+[.C10]" office:value-type="time" office:time-value="PT118H27M00S" calcext:value-type="time">
            <text:p>118:27</text:p>
          </table:table-cell>
          <table:table-cell table:formula="of:=[.F10]*7" office:value-type="time" office:time-value="PT26H44M48.387096774S" calcext:value-type="time">
            <text:p>26:44</text:p>
          </table:table-cell>
          <table:table-cell table:style-name="ce6" table:formula="of:= [.D10] / ORG.OPENOFFICE.DAYSINMONTH([.A10])" office:value-type="time" office:time-value="PT03H49M15.483870968S" calcext:value-type="time">
            <text:p>03:49</text:p>
          </table:table-cell>
          <table:table-cell table:style-name="ce23" table:formula="of:=[.C10] / [.B10]" office:value-type="percentage" office:value="1.83147410358566" calcext:value-type="percentage">
            <text:p>183.15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6-01" calcext:value-type="date">
            <text:p>June 2024</text:p>
          </table:table-cell>
          <table:table-cell table:style-name="ce6" office:value-type="time" office:time-value="PT04H37M00S" calcext:value-type="time">
            <text:p>04:37</text:p>
          </table:table-cell>
          <table:table-cell table:style-name="ce6" office:value-type="time" office:time-value="PT11H14M00S" calcext:value-type="time">
            <text:p>11:14</text:p>
          </table:table-cell>
          <table:table-cell table:style-name="ce6" table:formula="of:=[.B11]+[.C11]" office:value-type="time" office:time-value="PT15H51M00S" calcext:value-type="time">
            <text:p>15:51</text:p>
          </table:table-cell>
          <table:table-cell table:formula="of:=[.F11]*7" office:value-type="time" office:time-value="PT03H41M54S" calcext:value-type="time">
            <text:p>03:41</text:p>
          </table:table-cell>
          <table:table-cell table:style-name="ce6" table:formula="of:= [.D11] / ORG.OPENOFFICE.DAYSINMONTH([.A11])" office:value-type="time" office:time-value="PT00H31M42S" calcext:value-type="time">
            <text:p>00:31</text:p>
          </table:table-cell>
          <table:table-cell table:style-name="ce23" table:formula="of:=[.C11] / [.B11]" office:value-type="percentage" office:value="2.43321299638989" calcext:value-type="percentage">
            <text:p>243.32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7-01" calcext:value-type="date">
            <text:p>July 2024</text:p>
          </table:table-cell>
          <table:table-cell table:style-name="ce6" office:value-type="time" office:time-value="PT18H00M00S" calcext:value-type="time">
            <text:p>18:00</text:p>
          </table:table-cell>
          <table:table-cell table:style-name="ce6" office:value-type="time" office:time-value="PT06H30M00S" calcext:value-type="time">
            <text:p>06:30</text:p>
          </table:table-cell>
          <table:table-cell table:style-name="ce6" table:formula="of:=[.B12]+[.C12]" office:value-type="time" office:time-value="PT24H30M00S" calcext:value-type="time">
            <text:p>24:30</text:p>
          </table:table-cell>
          <table:table-cell table:formula="of:=[.F12]*7" office:value-type="time" office:time-value="PT05H31M56.129032258S" calcext:value-type="time">
            <text:p>05:31</text:p>
          </table:table-cell>
          <table:table-cell table:style-name="ce6" table:formula="of:= [.D12] / ORG.OPENOFFICE.DAYSINMONTH([.A12])" office:value-type="time" office:time-value="PT00H47M25.161290323S" calcext:value-type="time">
            <text:p>00:47</text:p>
          </table:table-cell>
          <table:table-cell table:style-name="ce23" table:formula="of:=[.C12] / [.B12]" office:value-type="percentage" office:value="0.361111111111111" calcext:value-type="percentage">
            <text:p>36.11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8-01" calcext:value-type="date">
            <text:p>August 2024</text:p>
          </table:table-cell>
          <table:table-cell table:style-name="ce6" office:value-type="time" office:time-value="PT24H10M00S" calcext:value-type="time">
            <text:p>24:10</text:p>
          </table:table-cell>
          <table:table-cell table:style-name="ce6" office:value-type="time" office:time-value="PT60H48M00S" calcext:value-type="time">
            <text:p>60:48</text:p>
          </table:table-cell>
          <table:table-cell table:style-name="ce6" table:formula="of:=[.B13]+[.C13]" office:value-type="time" office:time-value="PT84H58M00S" calcext:value-type="time">
            <text:p>84:58</text:p>
          </table:table-cell>
          <table:table-cell table:formula="of:=[.F13]*7" office:value-type="time" office:time-value="PT19H11M09.677419355S" calcext:value-type="time">
            <text:p>19:11</text:p>
          </table:table-cell>
          <table:table-cell table:style-name="ce6" table:formula="of:= [.D13] / ORG.OPENOFFICE.DAYSINMONTH([.A13])" office:value-type="time" office:time-value="PT02H44M27.096774194S" calcext:value-type="time">
            <text:p>02:44</text:p>
          </table:table-cell>
          <table:table-cell table:style-name="ce23" table:formula="of:=[.C13] / [.B13]" office:value-type="percentage" office:value="2.51586206896552" calcext:value-type="percentage">
            <text:p>251.59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9-01" calcext:value-type="date">
            <text:p>September 2024</text:p>
          </table:table-cell>
          <table:table-cell table:style-name="ce6" office:value-type="time" office:time-value="PT30H12M00S" calcext:value-type="time">
            <text:p>30:12</text:p>
          </table:table-cell>
          <table:table-cell table:style-name="ce6" office:value-type="time" office:time-value="PT101H30M00S" calcext:value-type="time">
            <text:p>101:30</text:p>
          </table:table-cell>
          <table:table-cell table:style-name="ce6" table:formula="of:=[.B14]+[.C14]" office:value-type="time" office:time-value="PT131H42M00S" calcext:value-type="time">
            <text:p>131:42</text:p>
          </table:table-cell>
          <table:table-cell table:formula="of:=[.F14]*7" office:value-type="time" office:time-value="PT30H43M48S" calcext:value-type="time">
            <text:p>30:43</text:p>
          </table:table-cell>
          <table:table-cell table:style-name="ce6" table:formula="of:= [.D14] / ORG.OPENOFFICE.DAYSINMONTH([.A14])" office:value-type="time" office:time-value="PT04H23M24S" calcext:value-type="time">
            <text:p>04:23</text:p>
          </table:table-cell>
          <table:table-cell table:style-name="ce23" table:formula="of:=[.C14] / [.B14]" office:value-type="percentage" office:value="3.36092715231788" calcext:value-type="percentage">
            <text:p>336.09%</text:p>
          </table:table-cell>
          <table:table-cell table:number-columns-repeated="16377"/>
        </table:table-row>
        <table:table-row table:style-name="ro1" table:number-rows-repeated="5">
          <table:table-cell table:style-name="ce2"/>
          <table:table-cell table:style-name="ce7" table:number-columns-repeated="3"/>
          <table:table-cell table:style-name="ce6" table:number-columns-repeated="2"/>
          <table:table-cell table:style-name="ce23"/>
          <table:table-cell table:number-columns-repeated="16377"/>
        </table:table-row>
        <table:table-row table:style-name="ro1" table:number-rows-repeated="9">
          <table:table-cell table:style-name="ce3"/>
          <table:table-cell table:style-name="ce7" table:number-columns-repeated="3"/>
          <table:table-cell table:style-name="ce6" table:number-columns-repeated="2"/>
          <table:table-cell table:style-name="ce23"/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rts" table:style-name="ta1">
        <table:table-column table:style-name="co8" table:number-columns-repeated="8" table:default-cell-style-name="Default"/>
        <table:table-row table:style-name="ro1">
          <table:table-cell>
            <draw:frame draw:z-index="0" draw:style-name="gr1" draw:text-style-name="P1" svg:width="6.2976in" svg:height="3.5449in" svg:x="0in" svg:y="0in">
              <draw:object draw:notify-on-update-of-ranges="Main.A2:Main.A100 Main.E1:Main.E1 Main.E2:Main.E1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6.2988in" svg:height="3.5429in" svg:x="0.0441in" svg:y="0in">
              <draw:object draw:notify-on-update-of-ranges="Main.A2:Main.A100 Main.G1:Main.G1 Main.G2:Main.G1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8"/>
        </table:table-row>
        <table:table-row table:style-name="ro1">
          <table:table-cell>
            <draw:frame draw:z-index="2" draw:style-name="gr1" draw:text-style-name="P1" svg:width="6.2976in" svg:height="3.5449in" svg:x="0in" svg:y="0.148in">
              <draw:object draw:notify-on-update-of-ranges="Main.A2:Main.A100 Main.B1:Main.B1 Main.B2:Main.B100 Main.C1:Main.C1 Main.C2:Main.C10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month number:style="long" number:textual="true"/>
      <number:text> </number:text>
      <number:year number:style="long"/>
    </number:date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7:09:09.3656660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0:39:34.739000000</meta:creation-date>
    <dc:date>2024-10-01T17:11:44.846052648</dc:date>
    <meta:editing-duration>PT1H16M48S</meta:editing-duration>
    <meta:editing-cycles>16</meta:editing-cycles>
    <meta:generator>LibreOffice/24.2.6.2$Linux_X86_64 LibreOffice_project/420$Build-2</meta:generator>
    <meta:document-statistic meta:table-count="2" meta:cell-count="10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29">
      <number:month number:style="long" number:textual="true"/>
      <number:text> </number:text>
      <number:year number:style="long"/>
    </number:date-style>
    <number:time-style style:name="N131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legend chart:legend-position="end" svg:x="12.887cm" svg:y="4.203cm" style:legend-expansion="high" chart:style-name="ch2"/>
        <chart:plot-area chart:style-name="ch3" table:cell-range-address="Main.A2:Main.A100 Main.E1:Main.E100" chart:data-source-has-labels="both" svg:x="0.319cm" svg:y="0.18cm" svg:width="12.249cm" svg:height="8.645cm">
          <chart:coordinate-region svg:x="1.846cm" svg:y="0.379cm" svg:width="10.722cm" svg:height="6.12cm"/>
          <chart:axis chart:dimension="x" chart:name="primary-x" chart:style-name="ch4" chartooo:axis-type="auto">
            <chartooo:date-scale/>
            <chart:categories table:cell-range-address="Main.A2:Main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E2:Main.E100" chart:label-cell-address="Main.E1:Main.E1" chart:class="chart:bar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er Week</text:p>
                <draw:g>
                  <svg:desc>Main.E1:Main.E1</svg:desc>
                </draw:g>
              </table:table-cell>
            </table:table-row>
          </table:table-header-rows>
          <table:table-rows>
            <table:table-row>
              <table:table-cell office:value-type="float" office:value="45170">
                <text:p>45170</text:p>
                <draw:g>
                  <svg:desc>Main.A2:Main.A100</svg:desc>
                </draw:g>
              </table:table-cell>
              <table:table-cell office:value-type="float" office:value="0.79025462962963">
                <text:p>0.79025462962963</text:p>
                <draw:g>
                  <svg:desc>Main.E2:Main.E100</svg:desc>
                </draw:g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1.57954749103943">
                <text:p>1.57954749103943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1.61097222222222">
                <text:p>1.61097222222222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1.1864247311828">
                <text:p>1.1864247311828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0.739045698924731">
                <text:p>0.739045698924731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.38608716475096">
                <text:p>1.38608716475096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.22170698924731">
                <text:p>1.22170698924731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.08969907407407">
                <text:p>1.08969907407407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.11444892473118">
                <text:p>1.11444892473118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0.154097222222222">
                <text:p>0.154097222222222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0.230510752688172">
                <text:p>0.230510752688172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0.799417562724014">
                <text:p>0.799417562724014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1.28041666666667">
                <text:p>1.28041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129">
      <number:month number:style="long"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978cm" svg:y="4.201cm" style:legend-expansion="high" chart:style-name="ch2"/>
        <chart:plot-area chart:style-name="ch3" table:cell-range-address="Main.A2:Main.A100 Main.G1:Main.G100" chart:data-source-has-labels="both" svg:x="0.32cm" svg:y="0.18cm" svg:width="10.338cm" svg:height="8.64cm">
          <chart:coordinate-region svg:x="2.258cm" svg:y="0.379cm" svg:width="8.259cm" svg:height="6.114cm"/>
          <chart:axis chart:dimension="x" chart:name="primary-x" chart:style-name="ch4" chartooo:axis-type="auto">
            <chartooo:date-scale/>
            <chart:categories table:cell-range-address="Main.A2:Main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G2:Main.G100" chart:label-cell-address="Main.G1:Main.G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actice to Theory Ratio</text:p>
                <draw:g>
                  <svg:desc>Main.G1:Main.G1</svg:desc>
                </draw:g>
              </table:table-cell>
            </table:table-row>
          </table:table-header-rows>
          <table:table-rows>
            <table:table-row>
              <table:table-cell office:value-type="float" office:value="45170">
                <text:p>45170</text:p>
                <draw:g>
                  <svg:desc>Main.A2:Main.A100</svg:desc>
                </draw:g>
              </table:table-cell>
              <table:table-cell office:value-type="float" office:value="6.08866279069768">
                <text:p>6.08866279069768</text:p>
                <draw:g>
                  <svg:desc>Main.G2:Main.G100</svg:desc>
                </draw:g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2.0813704496788">
                <text:p>2.0813704496788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3.64579439252337">
                <text:p>3.64579439252337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1.00636435958632">
                <text:p>1.00636435958632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3.36388888888889">
                <text:p>3.36388888888889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3.66384658770446">
                <text:p>3.66384658770446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3.68772563176895">
                <text:p>3.68772563176895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2.54133754607688">
                <text:p>2.54133754607688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.83147410358566">
                <text:p>1.83147410358566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2.43321299638989">
                <text:p>2.43321299638989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2.51586206896552">
                <text:p>2.51586206896552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3.36092715231788">
                <text:p>3.3609271523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29">
      <number:month number:style="long" number:textual="true"/>
      <number:text> </number:text>
      <number:year number:style="long"/>
    </number:date-style>
    <number:time-style style:name="N131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legend chart:legend-position="end" svg:x="13.152cm" svg:y="3.954cm" style:legend-expansion="high" chart:style-name="ch2"/>
        <chart:plot-area chart:style-name="ch3" table:cell-range-address="Main.A2:Main.C100 Main.B1:Main.C1" chart:data-source-has-labels="both" svg:x="0.319cm" svg:y="0.18cm" svg:width="12.514cm" svg:height="8.645cm">
          <chart:coordinate-region svg:x="1.835cm" svg:y="0.379cm" svg:width="10.998cm" svg:height="6.12cm"/>
          <chart:axis chart:dimension="x" chart:name="primary-x" chart:style-name="ch4" chartooo:axis-type="auto">
            <chartooo:date-scale/>
            <chart:categories table:cell-range-address="Main.A2:Main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2:Main.B100" chart:label-cell-address="Main.B1:Main.B1" chart:class="chart:bar">
            <chart:data-point chart:repeated="99"/>
          </chart:series>
          <chart:series chart:style-name="ch8" chart:values-cell-range-address="Main.C2:Main.C100" chart:label-cell-address="Main.C1:Main.C1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y Time</text:p>
                <draw:g>
                  <svg:desc>Main.B1:Main.B1</svg:desc>
                </draw:g>
              </table:table-cell>
              <table:table-cell office:value-type="string">
                <text:p>Practice Time</text:p>
                <draw:g>
                  <svg:desc>Main.C1:Main.C1</svg:desc>
                </draw:g>
              </table:table-cell>
            </table:table-row>
          </table:table-header-rows>
          <table:table-rows>
            <table:table-row>
              <table:table-cell office:value-type="float" office:value="45170">
                <text:p>45170</text:p>
                <draw:g>
                  <svg:desc>Main.A2:Main.A100</svg:desc>
                </draw:g>
              </table:table-cell>
              <table:table-cell office:value-type="float" office:value="0.477777777777778">
                <text:p>0.477777777777778</text:p>
                <draw:g>
                  <svg:desc>Main.B2:Main.B100</svg:desc>
                </draw:g>
              </table:table-cell>
              <table:table-cell office:value-type="float" office:value="2.90902777777778">
                <text:p>2.90902777777778</text:p>
                <draw:g>
                  <svg:desc>Main.C2:Main.C100</svg:desc>
                </draw:g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2.27013888888889">
                <text:p>2.27013888888889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1.48611111111111">
                <text:p>1.48611111111111</text:p>
              </table:table-cell>
              <table:table-cell office:value-type="float" office:value="5.41805555555556">
                <text:p>5.41805555555556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2.61875">
                <text:p>2.61875</text:p>
              </table:table-cell>
              <table:table-cell office:value-type="float" office:value="2.63541666666667">
                <text:p>2.63541666666667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0.75">
                <text:p>0.75</text:p>
              </table:table-cell>
              <table:table-cell office:value-type="float" office:value="2.52291666666667">
                <text:p>2.52291666666667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.23125">
                <text:p>1.23125</text:p>
              </table:table-cell>
              <table:table-cell office:value-type="float" office:value="4.51111111111111">
                <text:p>4.51111111111111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.15416666666667">
                <text:p>1.15416666666667</text:p>
              </table:table-cell>
              <table:table-cell office:value-type="float" office:value="4.25625">
                <text:p>4.25625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.31875">
                <text:p>1.31875</text:p>
              </table:table-cell>
              <table:table-cell office:value-type="float" office:value="3.35138888888889">
                <text:p>3.35138888888889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.74305555555556">
                <text:p>1.74305555555556</text:p>
              </table:table-cell>
              <table:table-cell office:value-type="float" office:value="3.19236111111111">
                <text:p>3.19236111111111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0.192361111111111">
                <text:p>0.192361111111111</text:p>
              </table:table-cell>
              <table:table-cell office:value-type="float" office:value="0.468055555555556">
                <text:p>0.468055555555556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0.75">
                <text:p>0.75</text:p>
              </table:table-cell>
              <table:table-cell office:value-type="float" office:value="0.270833333333333">
                <text:p>0.270833333333333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1.00694444444444">
                <text:p>1.00694444444444</text:p>
              </table:table-cell>
              <table:table-cell office:value-type="float" office:value="2.53333333333333">
                <text:p>2.53333333333333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1.25833333333333">
                <text:p>1.25833333333333</text:p>
              </table:table-cell>
              <table:table-cell office:value-type="float" office:value="4.22916666666667">
                <text:p>4.2291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